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2.66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41.12mm"/>
    </style:style>
    <style:style style:name="ro1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2.82m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1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Лягутова Кир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бедев Миша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5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Ходычкина Лиза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дреев Дима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ольницын Кирилл (карандаш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тьин Илья (ручка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-10" table:style-name="ta1">
        <table:table-column table:style-name="co1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езультат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ндреев Михаил</text:p>
          </table:table-cell>
          <table:table-cell office:value-type="float" office:value="3" calcext:value-type="float">
            <text:p>3</text:p>
          </table:table-cell>
          <table:table-cell table:formula="of:=[.B2]+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  <table:table-cell table:style-name="ce4" table:formula="of:=SUM([.D2:.M2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Игольницына Карина</text:p>
          </table:table-cell>
          <table:table-cell office:value-type="float" office:value="3" calcext:value-type="float">
            <text:p>3</text:p>
          </table:table-cell>
          <table:table-cell table:formula="of:=[.B3]+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4" table:formula="of:=SUM([.D3:.M3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иверова Полина</text:p>
          </table:table-cell>
          <table:table-cell office:value-type="float" office:value="4" calcext:value-type="float">
            <text:p>4</text:p>
          </table:table-cell>
          <table:table-cell table:formula="of:=[.B4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4" table:formula="of:=SUM([.D4:.M4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ныш Слава</text:p>
          </table:table-cell>
          <table:table-cell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number-columns-repeated="10"/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дведев Костя</text:p>
          </table:table-cell>
          <table:table-cell office:value-type="float" office:value="4" calcext:value-type="float">
            <text:p>4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table:number-columns-repeated="7"/>
          <table:table-cell table:style-name="ce4" table:formula="of:=SUM([.D6:.M6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икитина Александра</text:p>
          </table:table-cell>
          <table:table-cell office:value-type="float" office:value="3" calcext:value-type="float">
            <text:p>3</text:p>
          </table:table-cell>
          <table:table-cell table:formula="of:=[.B7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SUM([.D7:.M7])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'13-10'.A2:'13-10'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54:58.784000000</meta:creation-date>
    <dc:date>2019-05-26T13:39:18.357000000</dc:date>
    <meta:editing-duration>PT2H43M</meta:editing-duration>
    <meta:editing-cycles>19</meta:editing-cycles>
    <meta:generator>LibreOffice/6.2.3.2$Windows_X86_64 LibreOffice_project/aecc05fe267cc68dde00352a451aa867b3b546ac</meta:generator>
    <meta:document-statistic meta:table-count="6" meta:cell-count="57" meta:object-count="0"/>
  </office:meta>
</office:document-meta>
</file>